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officeooo:rsid="0008e16d" officeooo:paragraph-rsid="0008e16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style:text-underline-style="solid" style:text-underline-width="auto" style:text-underline-color="font-color" fo:font-weight="bold" officeooo:rsid="0008e16d" officeooo:paragraph-rsid="0008e16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officeooo:rsid="000a1794" officeooo:paragraph-rsid="000a1794" style:font-size-asian="14pt" style:font-size-complex="14pt"/>
    </style:style>
    <style:style style:name="P4" style:family="paragraph" style:parent-style-name="Standard">
      <style:text-properties style:font-name="Verdana" fo:font-size="14pt" style:text-underline-style="solid" style:text-underline-width="auto" style:text-underline-color="font-color" officeooo:rsid="000a53fa" officeooo:paragraph-rsid="000a53fa" style:font-size-asian="14pt" style:font-size-complex="14pt"/>
    </style:style>
    <style:style style:name="P5" style:family="paragraph" style:parent-style-name="Standard">
      <style:text-properties style:font-name="Verdana" fo:font-size="14pt" style:text-underline-style="solid" style:text-underline-width="auto" style:text-underline-color="font-color" officeooo:rsid="000ba37d" officeooo:paragraph-rsid="000ba37d" style:font-size-asian="14pt" style:font-size-complex="14pt"/>
    </style:style>
    <style:style style:name="P6" style:family="paragraph" style:parent-style-name="Standard">
      <style:text-properties style:font-name="Verdana" fo:font-size="14pt" style:text-underline-style="solid" style:text-underline-width="auto" style:text-underline-color="font-color" officeooo:rsid="000dfeaa" officeooo:paragraph-rsid="000dfeaa" style:font-size-asian="14pt" style:font-size-complex="14pt"/>
    </style:style>
    <style:style style:name="P7" style:family="paragraph" style:parent-style-name="Standard">
      <style:text-properties style:font-name="Verdana" fo:font-size="14pt" style:text-underline-style="solid" style:text-underline-width="auto" style:text-underline-color="font-color" officeooo:rsid="000f8173" officeooo:paragraph-rsid="000f8173" style:font-size-asian="14pt" style:font-size-complex="14pt"/>
    </style:style>
    <style:style style:name="P8" style:family="paragraph" style:parent-style-name="Standard">
      <style:text-properties style:font-name="Verdana" fo:font-size="14pt" style:text-underline-style="none" officeooo:rsid="000a53fa" officeooo:paragraph-rsid="000a53fa" style:font-size-asian="14pt" style:font-size-complex="14pt"/>
    </style:style>
    <style:style style:name="P9" style:family="paragraph" style:parent-style-name="Standard">
      <style:text-properties style:font-name="Verdana" fo:font-size="14pt" style:text-underline-style="none" officeooo:rsid="000ba37d" officeooo:paragraph-rsid="000ba37d" style:font-size-asian="14pt" style:font-size-complex="14pt"/>
    </style:style>
    <style:style style:name="P10" style:family="paragraph" style:parent-style-name="Standard">
      <style:text-properties style:font-name="Verdana" fo:font-size="14pt" style:text-underline-style="none" officeooo:rsid="000ba37d" officeooo:paragraph-rsid="0012df0e" style:font-size-asian="14pt" style:font-size-complex="14pt"/>
    </style:style>
    <style:style style:name="P11" style:family="paragraph" style:parent-style-name="Standard">
      <style:text-properties style:font-name="Verdana" fo:font-size="14pt" style:text-underline-style="none" officeooo:rsid="000f8173" officeooo:paragraph-rsid="000f8173" style:font-size-asian="14pt" style:font-size-complex="14pt"/>
    </style:style>
    <style:style style:name="P12" style:family="paragraph" style:parent-style-name="Standard">
      <style:text-properties style:font-name="Verdana" fo:font-size="14pt" style:text-underline-style="none" officeooo:rsid="00109f0e" officeooo:paragraph-rsid="00109f0e" style:font-size-asian="14pt" style:font-size-complex="14pt"/>
    </style:style>
    <style:style style:name="P13" style:family="paragraph" style:parent-style-name="Standard">
      <style:text-properties style:font-name="Verdana" fo:font-size="14pt" style:text-underline-style="none" officeooo:rsid="00121aad" officeooo:paragraph-rsid="00121aad" style:font-size-asian="14pt" style:font-size-complex="14pt"/>
    </style:style>
    <style:style style:name="P14" style:family="paragraph" style:parent-style-name="Standard">
      <style:text-properties style:font-name="Verdana" fo:font-size="14pt" fo:font-style="italic" style:text-underline-style="none" officeooo:rsid="000ba37d" officeooo:paragraph-rsid="000ba37d" style:font-size-asian="14pt" style:font-style-asian="italic" style:font-size-complex="14pt" style:font-style-complex="italic"/>
    </style:style>
    <style:style style:name="P15" style:family="paragraph" style:parent-style-name="Standard">
      <style:text-properties style:font-name="Verdana" fo:font-size="14pt" fo:font-style="italic" style:text-underline-style="none" officeooo:rsid="000f8173" officeooo:paragraph-rsid="000f8173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break-before="page"/>
      <style:text-properties style:font-name="Verdana" fo:font-size="14pt" style:text-underline-style="solid" style:text-underline-width="auto" style:text-underline-color="font-color" officeooo:rsid="000a53fa" officeooo:paragraph-rsid="000a53fa" style:font-size-asian="14pt" style:font-size-complex="14pt"/>
    </style:style>
    <style:style style:name="P17" style:family="paragraph" style:parent-style-name="Standard">
      <style:paragraph-properties fo:break-before="page"/>
      <style:text-properties style:font-name="Verdana" fo:font-size="14pt" style:text-underline-style="solid" style:text-underline-width="auto" style:text-underline-color="font-color" officeooo:rsid="000ba37d" officeooo:paragraph-rsid="000ba37d" style:font-size-asian="14pt" style:font-size-complex="14pt"/>
    </style:style>
    <style:style style:name="P18" style:family="paragraph" style:parent-style-name="Standard">
      <style:paragraph-properties fo:break-before="page"/>
      <style:text-properties style:font-name="Verdana" fo:font-size="14pt" style:text-underline-style="solid" style:text-underline-width="auto" style:text-underline-color="font-color" officeooo:rsid="000f8173" officeooo:paragraph-rsid="000f8173" style:font-size-asian="14pt" style:font-size-complex="14pt"/>
    </style:style>
    <style:style style:name="T1" style:family="text">
      <style:text-properties officeooo:rsid="000ba3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185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26315"/>
    </style:style>
    <style:style style:name="T8" style:family="text">
      <style:text-properties officeooo:rsid="0012df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xt HLA</text:p>
      <text:p text:style-name="P2"/>
      <text:p text:style-name="P1">The HLA is based around a 16 bit Accumulator (in Z80, this is HL), which contains the current value. The language is designed in such a way that there is a very simple syntax, <text:span text:style-name="T8">and any element of the language can be assembled simply based on what it is ; the context is (almost) irrelevant.</text:span></text:p>
      <text:p text:style-name="P1"/>
      <text:p text:style-name="P3">Language Elements</text:p>
      <text:p text:style-name="P3"/>
      <text:p text:style-name="P8">A simple term is one of two things.</text:p>
      <text:p text:style-name="P8"/>
      <text:p text:style-name="P8">1) A constant. This can have been other things such as the address of an ASCIIZ string, or the address of an identifier, but by this point in the processing , it’s a decimal constant.</text:p>
      <text:p text:style-name="P8"/>
      <text:p text:style-name="P8">Examples are 42 “Hello world” and .count</text:p>
      <text:p text:style-name="P8"/>
      <text:p text:style-name="P8">2) An identifier. These begin with $a-z and contain a-z 0-9 . and _ Anything beginning with $ is a global.</text:p>
      <text:p text:style-name="P8"/>
      <text:p text:style-name="P8">Examples are $a count index_register console.colour </text:p>
      <text:p text:style-name="P8"/>
      <text:p text:style-name="P4">Language Conversion</text:p>
      <text:p text:style-name="P4"/>
      <text:p text:style-name="P11">The design is such that it is very simple ; each element compiles in the <text:span text:style-name="T7">exact</text:span> same way irrespective of where the code is.</text:p>
      <text:p text:style-name="P11"/>
      <text:p text:style-name="P12">Comments are double slashes and cause the remainder of the line to be ignored.</text:p>
      <text:p text:style-name="P12"/>
      <text:p text:style-name="P4">Simple Term</text:p>
      <text:p text:style-name="P4"/>
      <text:p text:style-name="P8">A simple term on its own is put into the Accumulator (A from here on). This is either the value in the variable or the constant.</text:p>
      <text:p text:style-name="P8"/>
      <text:p text:style-name="P4"/>
      <text:p text:style-name="P16">Operator<text:span text:style-name="T1">s</text:span></text:p>
      <text:p text:style-name="P8"/>
      <text:p text:style-name="P8">Operators are single character + - * / % &amp; ! ^ <text:span text:style-name="T1">&lt; = &gt;</text:span> @ ! <text:span text:style-name="T1">these all take one simple term (following) and do A := A &lt;op&gt; &lt;simple term&gt;</text:span></text:p>
      <text:p text:style-name="P8"/>
      <text:p text:style-name="P9">+ - * / % are arithmetic, &amp; ! ^ are binary, &lt; = &gt; are comparisons returning -1 (true) 0 (false).</text:p>
      <text:p text:style-name="P9"/>
      <text:p text:style-name="P9">@ reads memory, the value of <text:a xlink:type="simple" xlink:href="mailto:a@2" text:style-name="Internet_20_link" text:visited-style-name="Visited_20_Internet_20_Link">a@2</text:a> is memory[a+2] , a 16 bit value.</text:p>
      <text:p text:style-name="P9"/>
      <text:p text:style-name="P9">! writes memory. This works a bit like the old programming language BLISS.</text:p>
      <text:p text:style-name="P9"/>
      <text:p text:style-name="P10">0!a writes zero into the address in variable a, e.g. memory[<text:span text:style-name="T8">1000</text:span>] <text:span text:style-name="T8">if variable a contains 1000</text:span> (so, for example 0!4 would write 0 into memory[4]), again these are 16 bit writes. </text:p>
      <text:p text:style-name="P10"/>
      <text:p text:style-name="P10">If you want to write to variable <text:span text:style-name="T8">total</text:span> you write 0!.<text:span text:style-name="T8">total</text:span> – e.g. the right hand is the <text:span text:style-name="T5">address</text:span> of <text:span text:style-name="T8">total</text:span>. <text:s/></text:p>
      <text:p text:style-name="P9"/>
      <text:p text:style-name="P9">Operators are <text:span text:style-name="T2">all</text:span><text:span text:style-name="T3"> binary and </text:span><text:span text:style-name="T2">all</text:span><text:span text:style-name="T3"> left to right – actually the transpiler/assembler doesn’t even know it is in an expression.</text:span></text:p>
      <text:p text:style-name="P9"><text:span text:style-name="T3"/></text:p>
      <text:p text:style-name="P9"><text:span text:style-name="T3">Spaces are ignored, but can be put in position for convenience.</text:span></text:p>
      <text:p text:style-name="P9"><text:span text:style-name="T3"/></text:p>
      <text:p text:style-name="P5"><text:span text:style-name="T3">Groups</text:span></text:p>
      <text:p text:style-name="P9"><text:span text:style-name="T3"/></text:p>
      <text:p text:style-name="P9"><text:span text:style-name="T3">As in ‘C’, curly brackets make a set of instructions into a single one. It is generally a bad idea to not use these in structures. </text:span><text:span text:style-name="T4">There are no semicolons. </text:span><text:span text:style-name="T3">If (for example), you were to write :-</text:span></text:p>
      <text:p text:style-name="P9"><text:span text:style-name="T3"/></text:p>
      <text:p text:style-name="P9"><text:span text:style-name="T6">if (a) c+1!.c </text:span><text:span text:style-name="T3"><text:s/><text:tab/><text:tab/>(in C, this is if (a != 0) c = c + 1)</text:span></text:p>
      <text:p text:style-name="P9"><text:span text:style-name="T3"/></text:p>
      <text:p text:style-name="P9"><text:span text:style-name="T3">it won’t work, because the first instruction is the c, the second is the +1 and the third is the !.c</text:span></text:p>
      <text:p text:style-name="P9"><text:span text:style-name="T3"/></text:p>
      <text:p text:style-name="P9"><text:span text:style-name="T3">So write </text:span><text:span text:style-name="T6">if (a) { c+1!.c }</text:span><text:span text:style-name="T3"> instead.</text:span></text:p>
      <text:p text:style-name="P9"><text:span text:style-name="T3"/></text:p>
      <text:p text:style-name="P5"><text:span text:style-name="T3"/></text:p>
      <text:p text:style-name="P17"><text:span text:style-name="T3">Structures</text:span></text:p>
      <text:p text:style-name="P9"><text:span text:style-name="T3"/></text:p>
      <text:p text:style-name="P14"><text:span text:style-name="T3">if (&lt;expression&gt;) &lt;instruction&gt;</text:span></text:p>
      <text:p text:style-name="P14"><text:span text:style-name="T3"/></text:p>
      <text:p text:style-name="P14"><text:span text:style-name="T3">while (&lt;expression&gt;) &lt;instruction&gt;</text:span></text:p>
      <text:p text:style-name="P14"><text:span text:style-name="T3"/></text:p>
      <text:p text:style-name="P14"><text:span text:style-name="T3">for (&lt;expression&gt;) &lt;instruction&gt;</text:span></text:p>
      <text:p text:style-name="P14"><text:span text:style-name="T3"/></text:p>
      <text:p text:style-name="P9"><text:span text:style-name="T3">for counts down from &lt;expression-1&gt; to zero. The value is placed in ‘A’ at the top of each loop and if declared, is stored in the local variable ‘index’.</text:span></text:p>
      <text:p text:style-name="P9"><text:span text:style-name="T3"/></text:p>
      <text:p text:style-name="P6"><text:span text:style-name="T3">Procedure calls</text:span></text:p>
      <text:p text:style-name="P6"/>
      <text:p text:style-name="P11">These resemble C calls, except that every parameter must be a simple term, and there can be at most four of them. Procedure identifiers are stored as &lt;name&gt;(&lt;count of parameters&gt;)</text:p>
      <text:p text:style-name="P11"/>
      <text:p text:style-name="P15">calculate.result(12,”Hello”,.count1)</text:p>
      <text:p text:style-name="P15"/>
      <text:p text:style-name="P11">they are defined using proc e.g.</text:p>
      <text:p text:style-name="P11"/>
      <text:p text:style-name="P15">proc calculate.result(age,name,pcount) { ……. }</text:p>
      <text:p text:style-name="P15"/>
      <text:p text:style-name="P11">Return values can be passed in A. So, for example.</text:p>
      <text:p text:style-name="P11"/>
      <text:p text:style-name="P15">proc double.me(n) { n*2 } </text:p>
      <text:p text:style-name="P15">..</text:p>
      <text:p text:style-name="P15">..</text:p>
      <text:p text:style-name="P15">..</text:p>
      <text:p text:style-name="P15">double.me(a) !.result</text:p>
      <text:p text:style-name="P15"/>
      <text:p text:style-name="P7"/>
      <text:p text:style-name="P18">Scope</text:p>
      <text:p text:style-name="P11"/>
      <text:p text:style-name="P11">Variables are defined by usage. Their scope is the procedure they are declared in (local) and the module (global)</text:p>
      <text:p text:style-name="P11"/>
      <text:p text:style-name="P13">Variables are all static. This means that a in two different procedures are two different values, but there is no recursion (without a lot of hacking !), every invocation of a procedure uses the same memory for variables, there is no stack frame.</text:p>
      <text:p text:style-name="P13"/>
      <text:p text:style-name="P11">Procedural scope is the module (local) and the whole application (glob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2:14:50.291949161</meta:creation-date>
    <dc:date>2019-01-09T22:48:07.688453686</dc:date>
    <meta:editing-duration>PT33M12S</meta:editing-duration>
    <meta:editing-cycles>11</meta:editing-cycles>
    <meta:generator>LibreOffice/6.1.4.2$Linux_X86_64 LibreOffice_project/10$Build-2</meta:generator>
    <meta:document-statistic meta:table-count="0" meta:image-count="0" meta:object-count="0" meta:page-count="4" meta:paragraph-count="47" meta:word-count="629" meta:character-count="3431" meta:non-whitespace-character-count="2839"/>
  </office:meta>
</office:document-meta>
</file>